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, 'ヒラギノ角ゴ Pro W3'"/>
    <style:font-face style:name="Calibri" svg:font-family="Calibri" style:font-pitch="variable"/>
    <style:font-face style:name="Courier New" svg:font-family="'Courier New'" style:font-pitch="variable"/>
    <style:font-face style:name="Tahoma" svg:font-family="Tahoma" style:font-pitch="variable"/>
    <style:font-face style:name="DejaVu Sans" svg:font-family="'DejaVu Sans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3875in" fo:margin-left="-0.0625in" table:align="left" style:writing-mode="lr-tb"/>
    </style:style>
    <style:style style:name="Table1.A" style:family="table-column">
      <style:table-column-properties style:column-width="3.1875in"/>
    </style:style>
    <style:style style:name="Table1.B" style:family="table-column">
      <style:table-column-properties style:column-width="3.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 style:snap-to-layout-grid="false"/>
    </style:style>
    <style:style style:name="P3" style:family="paragraph" style:parent-style-name="Standard">
      <style:paragraph-properties fo:text-align="end" style:justify-single-word="false" fo:orphans="0" fo:widows="0"/>
    </style:style>
    <style:style style:name="P4" style:family="paragraph" style:parent-style-name="Standard">
      <style:paragraph-properties>
        <style:tab-stops>
          <style:tab-stop style:position="6in" style:type="right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21c7e5"/>
    </style:style>
    <style:style style:name="P6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21de58"/>
    </style:style>
    <style:style style:name="P7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2c41e2"/>
    </style:style>
    <style:style style:name="P8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4f82be"/>
    </style:style>
    <style:style style:name="P9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aff58f"/>
    </style:style>
    <style:style style:name="P10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a327ce"/>
    </style:style>
    <style:style style:name="P11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4729b8"/>
    </style:style>
    <style:style style:name="P12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4f07bb"/>
    </style:style>
    <style:style style:name="P13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489850"/>
    </style:style>
    <style:style style:name="P14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4e804f"/>
    </style:style>
    <style:style style:name="P15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f71d32"/>
    </style:style>
    <style:style style:name="P16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fo:font-weight="bold" style:font-weight-asian="bold"/>
    </style:style>
    <style:style style:name="P17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fo:font-weight="bold" officeooo:paragraph-rsid="00489850" style:font-weight-asian="bold"/>
    </style:style>
    <style:style style:name="P18" style:family="paragraph" style:parent-style-name="Standard">
      <style:text-properties fo:font-weight="bold" officeooo:paragraph-rsid="00227539" style:font-weight-asian="bold" style:font-weight-complex="bold"/>
    </style:style>
    <style:style style:name="P19" style:family="paragraph" style:parent-style-name="Standard">
      <style:text-properties officeooo:paragraph-rsid="00161812"/>
    </style:style>
    <style:style style:name="P20" style:family="paragraph" style:parent-style-name="Standard">
      <style:text-properties officeooo:paragraph-rsid="001798c0"/>
    </style:style>
    <style:style style:name="P21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rsid="001d48cb" officeooo:paragraph-rsid="001d48cb"/>
    </style:style>
    <style:style style:name="P22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rsid="001d48cb" officeooo:paragraph-rsid="0021c7e5"/>
    </style:style>
    <style:style style:name="P23" style:family="paragraph" style:parent-style-name="Standard">
      <style:text-properties officeooo:paragraph-rsid="00227539"/>
    </style:style>
    <style:style style:name="P24" style:family="paragraph" style:parent-style-name="Standard">
      <style:text-properties officeooo:paragraph-rsid="0014815e"/>
    </style:style>
    <style:style style:name="P25" style:family="paragraph" style:parent-style-name="Standard">
      <style:text-properties officeooo:paragraph-rsid="00b2acfe"/>
    </style:style>
    <style:style style:name="P26" style:family="paragraph" style:parent-style-name="Standard">
      <style:paragraph-properties fo:margin-left="0.5in" fo:margin-right="0in" fo:text-indent="0in" style:auto-text-indent="false"/>
    </style:style>
    <style:style style:name="P27" style:family="paragraph" style:parent-style-name="Standard" style:master-page-name="">
      <loext:graphic-properties draw:fill="none"/>
      <style:paragraph-properties fo:margin-left="0in" fo:margin-right="-0.0618in" fo:orphans="2" fo:widows="2" fo:hyphenation-ladder-count="no-limit" fo:text-indent="0in" style:auto-text-indent="false" style:page-number="auto" fo:background-color="transparent" style:writing-mode="lr-tb">
        <style:tab-stops>
          <style:tab-stop style:position="6in" style:type="right"/>
        </style:tab-stops>
      </style:paragraph-properties>
      <style:text-properties officeooo:paragraph-rsid="00b2acfe" fo:hyphenate="false" fo:hyphenation-remain-char-count="2" fo:hyphenation-push-char-count="2"/>
    </style:style>
    <style:style style:name="P28" style:family="paragraph" style:parent-style-name="Standard" style:list-style-name="WW8Num2">
      <style:text-properties officeooo:paragraph-rsid="002700f1"/>
    </style:style>
    <style:style style:name="P29" style:family="paragraph" style:parent-style-name="Standard" style:list-style-name="WW8Num2">
      <style:text-properties officeooo:paragraph-rsid="00f81b4a"/>
    </style:style>
    <style:style style:name="P30" style:family="paragraph" style:parent-style-name="Standard" style:list-style-name="WW8Num2">
      <style:text-properties officeooo:paragraph-rsid="00b8643a"/>
    </style:style>
    <style:style style:name="P31" style:family="paragraph" style:parent-style-name="Standard" style:list-style-name="WW8Num2">
      <style:text-properties officeooo:paragraph-rsid="0097c8dc"/>
    </style:style>
    <style:style style:name="P32" style:family="paragraph" style:parent-style-name="Standard" style:list-style-name="WW8Num2">
      <style:text-properties officeooo:paragraph-rsid="00e1194d"/>
    </style:style>
    <style:style style:name="P33" style:family="paragraph" style:parent-style-name="Standard" style:list-style-name="WW8Num2">
      <style:paragraph-properties>
        <style:tab-stops>
          <style:tab-stop style:position="6in" style:type="right"/>
        </style:tab-stops>
      </style:paragraph-properties>
      <style:text-properties officeooo:paragraph-rsid="006f0281"/>
    </style:style>
    <style:style style:name="P34" style:family="paragraph" style:parent-style-name="Standard" style:list-style-name="WW8Num2">
      <style:paragraph-properties>
        <style:tab-stops>
          <style:tab-stop style:position="6in" style:type="right"/>
        </style:tab-stops>
      </style:paragraph-properties>
      <style:text-properties officeooo:paragraph-rsid="004f82be"/>
    </style:style>
    <style:style style:name="P35" style:family="paragraph" style:parent-style-name="Standard" style:list-style-name="WW8Num2">
      <style:paragraph-properties>
        <style:tab-stops>
          <style:tab-stop style:position="6in" style:type="right"/>
        </style:tab-stops>
      </style:paragraph-properties>
      <style:text-properties officeooo:rsid="00a9db91" officeooo:paragraph-rsid="00aff58f"/>
    </style:style>
    <style:style style:name="P36" style:family="paragraph" style:parent-style-name="Standard" style:list-style-name="WW8Num2">
      <style:paragraph-properties>
        <style:tab-stops>
          <style:tab-stop style:position="6in" style:type="right"/>
        </style:tab-stops>
      </style:paragraph-properties>
      <style:text-properties officeooo:rsid="008e602d" officeooo:paragraph-rsid="008e602d"/>
    </style:style>
    <style:style style:name="P37" style:family="paragraph" style:parent-style-name="Standard" style:list-style-name="WW8Num2">
      <style:paragraph-properties>
        <style:tab-stops>
          <style:tab-stop style:position="6in" style:type="right"/>
        </style:tab-stops>
      </style:paragraph-properties>
      <style:text-properties officeooo:rsid="00f86494" officeooo:paragraph-rsid="00f86494"/>
    </style:style>
    <style:style style:name="P38" style:family="paragraph" style:parent-style-name="Heading_20_1">
      <style:text-properties officeooo:paragraph-rsid="001798c0"/>
    </style:style>
    <style:style style:name="P39" style:family="paragraph" style:parent-style-name="Heading_20_1">
      <style:text-properties officeooo:rsid="002439e2"/>
    </style:style>
    <style:style style:name="P40" style:family="paragraph" style:parent-style-name="Heading_20_1">
      <style:text-properties officeooo:rsid="0014815e" officeooo:paragraph-rsid="0014815e"/>
    </style:style>
    <style:style style:name="P41" style:family="paragraph" style:parent-style-name="Heading_20_1">
      <style:text-properties officeooo:rsid="00489850" officeooo:paragraph-rsid="00489850"/>
    </style:style>
    <style:style style:name="P42" style:family="paragraph" style:parent-style-name="Heading_20_1">
      <style:text-properties officeooo:rsid="004f0fcb" officeooo:paragraph-rsid="004f0fcb"/>
    </style:style>
    <style:style style:name="P43" style:family="paragraph" style:parent-style-name="Name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48cb" style:font-weight-asian="bold"/>
    </style:style>
    <style:style style:name="T4" style:family="text">
      <style:text-properties fo:font-weight="bold" officeooo:rsid="00489850" style:font-weight-asian="bold"/>
    </style:style>
    <style:style style:name="T5" style:family="text">
      <style:text-properties fo:font-weight="bold" officeooo:rsid="00966e1d" style:font-weight-asian="bold"/>
    </style:style>
    <style:style style:name="T6" style:family="text">
      <style:text-properties fo:font-weight="bold" officeooo:rsid="009bf769" style:font-weight-asian="bold"/>
    </style:style>
    <style:style style:name="T7" style:family="text">
      <style:text-properties fo:font-weight="bold" officeooo:rsid="00a327ce" style:font-weight-asian="bold"/>
    </style:style>
    <style:style style:name="T8" style:family="text">
      <style:text-properties fo:font-weight="bold" officeooo:rsid="00fd92f6" style:font-weight-asian="bold"/>
    </style:style>
    <style:style style:name="T9" style:family="text">
      <style:text-properties fo:font-weight="bold" officeooo:rsid="0101fdd9" style:font-weight-asian="bold"/>
    </style:style>
    <style:style style:name="T10" style:family="text">
      <style:text-properties officeooo:rsid="001d48cb"/>
    </style:style>
    <style:style style:name="T11" style:family="text">
      <style:text-properties officeooo:rsid="001ef442"/>
    </style:style>
    <style:style style:name="T12" style:family="text">
      <style:text-properties officeooo:rsid="0020c849"/>
    </style:style>
    <style:style style:name="T13" style:family="text">
      <style:text-properties officeooo:rsid="002439e2"/>
    </style:style>
    <style:style style:name="T14" style:family="text">
      <style:text-properties officeooo:rsid="0027d7c4"/>
    </style:style>
    <style:style style:name="T15" style:family="text">
      <style:text-properties officeooo:rsid="00284783"/>
    </style:style>
    <style:style style:name="T16" style:family="text">
      <style:text-properties officeooo:rsid="0028b56e"/>
    </style:style>
    <style:style style:name="T17" style:family="text">
      <style:text-properties officeooo:rsid="002a885f"/>
    </style:style>
    <style:style style:name="T18" style:family="text">
      <style:text-properties officeooo:rsid="004f82be"/>
    </style:style>
    <style:style style:name="T19" style:family="text">
      <style:text-properties officeooo:rsid="005ef6a1"/>
    </style:style>
    <style:style style:name="T20" style:family="text">
      <style:text-properties officeooo:rsid="0061612d"/>
    </style:style>
    <style:style style:name="T21" style:family="text">
      <style:text-properties officeooo:rsid="00652c8e"/>
    </style:style>
    <style:style style:name="T22" style:family="text">
      <style:text-properties officeooo:rsid="006a7ed9"/>
    </style:style>
    <style:style style:name="T23" style:family="text">
      <style:text-properties officeooo:rsid="006ab38d"/>
    </style:style>
    <style:style style:name="T24" style:family="text">
      <style:text-properties officeooo:rsid="006c6618"/>
    </style:style>
    <style:style style:name="T25" style:family="text">
      <style:text-properties officeooo:rsid="006f0a51"/>
    </style:style>
    <style:style style:name="T26" style:family="text">
      <style:text-properties officeooo:rsid="006fdbc5"/>
    </style:style>
    <style:style style:name="T27" style:family="text">
      <style:text-properties officeooo:rsid="0070e1df"/>
    </style:style>
    <style:style style:name="T28" style:family="text">
      <style:text-properties officeooo:rsid="007166e3"/>
    </style:style>
    <style:style style:name="T29" style:family="text">
      <style:text-properties officeooo:rsid="0074a96e"/>
    </style:style>
    <style:style style:name="T30" style:family="text">
      <style:text-properties officeooo:rsid="007e5af2"/>
    </style:style>
    <style:style style:name="T31" style:family="text">
      <style:text-properties officeooo:rsid="007f44df"/>
    </style:style>
    <style:style style:name="T32" style:family="text">
      <style:text-properties officeooo:rsid="00851aab"/>
    </style:style>
    <style:style style:name="T33" style:family="text">
      <style:text-properties officeooo:rsid="0089ab49"/>
    </style:style>
    <style:style style:name="T34" style:family="text">
      <style:text-properties officeooo:rsid="0093a96a"/>
    </style:style>
    <style:style style:name="T35" style:family="text">
      <style:text-properties officeooo:rsid="009d4369"/>
    </style:style>
    <style:style style:name="T36" style:family="text">
      <style:text-properties officeooo:rsid="009deb6b"/>
    </style:style>
    <style:style style:name="T37" style:family="text">
      <style:text-properties officeooo:rsid="00a210fd"/>
    </style:style>
    <style:style style:name="T38" style:family="text">
      <style:text-properties officeooo:rsid="00a3f33f"/>
    </style:style>
    <style:style style:name="T39" style:family="text">
      <style:text-properties officeooo:rsid="00a82fec"/>
    </style:style>
    <style:style style:name="T40" style:family="text">
      <style:text-properties officeooo:rsid="00abea9d"/>
    </style:style>
    <style:style style:name="T41" style:family="text">
      <style:text-properties officeooo:rsid="00b116a7"/>
    </style:style>
    <style:style style:name="T42" style:family="text">
      <style:text-properties officeooo:rsid="00bf34da"/>
    </style:style>
    <style:style style:name="T43" style:family="text">
      <style:text-properties officeooo:rsid="00c6fbca"/>
    </style:style>
    <style:style style:name="T44" style:family="text">
      <style:text-properties officeooo:rsid="00c7cdf4"/>
    </style:style>
    <style:style style:name="T45" style:family="text">
      <style:text-properties officeooo:rsid="00c927e6"/>
    </style:style>
    <style:style style:name="T46" style:family="text">
      <style:text-properties officeooo:rsid="00cbe5f1"/>
    </style:style>
    <style:style style:name="T47" style:family="text">
      <style:text-properties officeooo:rsid="00ce4c8d"/>
    </style:style>
    <style:style style:name="T48" style:family="text">
      <style:text-properties officeooo:rsid="00d3bcb4"/>
    </style:style>
    <style:style style:name="T49" style:family="text">
      <style:text-properties officeooo:rsid="00d6f78a"/>
    </style:style>
    <style:style style:name="T50" style:family="text">
      <style:text-properties officeooo:rsid="00d9fcbc"/>
    </style:style>
    <style:style style:name="T51" style:family="text">
      <style:text-properties officeooo:rsid="00dd894d"/>
    </style:style>
    <style:style style:name="T52" style:family="text">
      <style:text-properties officeooo:rsid="00e06c35"/>
    </style:style>
    <style:style style:name="T53" style:family="text">
      <style:text-properties officeooo:rsid="00e51c79"/>
    </style:style>
    <style:style style:name="T54" style:family="text">
      <style:text-properties officeooo:rsid="00eb7e2c"/>
    </style:style>
    <style:style style:name="T55" style:family="text">
      <style:text-properties officeooo:rsid="00f1b0fd"/>
    </style:style>
    <style:style style:name="T56" style:family="text">
      <style:text-properties officeooo:rsid="00f3a07c"/>
    </style:style>
    <style:style style:name="T57" style:family="text">
      <style:text-properties officeooo:rsid="00f70a58"/>
    </style:style>
    <style:style style:name="T58" style:family="text">
      <style:text-properties officeooo:rsid="00f81b4a"/>
    </style:style>
    <style:style style:name="T59" style:family="text">
      <style:text-properties officeooo:rsid="00f895c4"/>
    </style:style>
    <style:style style:name="T60" style:family="text">
      <style:text-properties officeooo:rsid="00f8ec04"/>
    </style:style>
    <style:style style:name="T61" style:family="text">
      <style:text-properties officeooo:rsid="00faba3c"/>
    </style:style>
    <style:style style:name="T62" style:family="text">
      <style:text-properties officeooo:rsid="00fd92f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Qiuchen Yan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https://www-users.cs.umn.edu/~yanxx297/</text:p>
            <text:p text:style-name="P1">https://github.com/yanxx297</text:p>
          </table:table-cell>
          <table:table-cell table:style-name="Table1.A1" office:value-type="string">
            <text:p text:style-name="P3">Email: yanxx297@umn.edu</text:p>
            <text:p text:style-name="P3">Mobile : <text:s/>+1-651-235-4138</text:p>
          </table:table-cell>
        </table:table-row>
      </table:table>
      <text:p text:style-name="Standard"/>
      <text:h text:style-name="P38" text:outline-level="1">Education</text:h>
      <text:p text:style-name="P5"><text:span text:style-name="T1"><text:tab/></text:span><text:tab/></text:p>
      <text:p text:style-name="P6"><text:span text:style-name="T3">University of Minnesota, Twin Cities</text:span><text:span text:style-name="T10"><text:tab/>Minneapolis, MN</text:span></text:p>
      <text:p text:style-name="P6">Ph.D. in Computer Science, <text:span text:style-name="T20">GPA 3.60</text:span><text:tab/><text:span text:style-name="T10">May 2014 – 2020 (anticipated)</text:span></text:p>
      <text:p text:style-name="P22">Master of Science in Computer Science, <text:span text:style-name="T20">GPA 3.625</text:span><text:tab/>Sep. 2012 – May 2014</text:p>
      <text:p text:style-name="P21"/>
      <text:p text:style-name="P22"><text:span text:style-name="T1">Shandong University of Science and Technology</text:span><text:tab/><text:span text:style-name="T11">Qingdao, China</text:span></text:p>
      <text:p text:style-name="P22">Bachelor of Engineering in Computer Scienc<text:span text:style-name="T12">e, GPA 3.65<text:tab/>Sep. 2008 – July 2012</text:span></text:p>
      <text:p text:style-name="P20"/>
      <text:h text:style-name="P38" text:outline-level="1">Skills</text:h>
      <text:p text:style-name="P18"/>
      <text:p text:style-name="P23"><text:span text:style-name="T2">Programming Languages</text:span>: <text:s/>C/C++, Python, OCaml, Java, X86 assembly</text:p>
      <text:p text:style-name="P23"><text:span text:style-name="T2">Systems &amp; Tools</text:span>: <text:s/>FuzzBALL<text:span text:style-name="T38">(symbolic execution), </text:span>Xed (Intel Pin), DWARF, <text:span text:style-name="T51">VEX</text:span>, <text:span text:style-name="T61">Git, QEMU</text:span></text:p>
      <text:p text:style-name="Standard"/>
      <text:h text:style-name="P39" text:outline-level="1">Research projects</text:h>
      <text:p text:style-name="Standard"/>
      <text:p text:style-name="P10"><text:span text:style-name="T9">Linux </text:span><text:span text:style-name="T8">Kernel </text:span><text:span text:style-name="T7">V</text:span><text:span text:style-name="T1">ulnerability Veri</text:span><text:span text:style-name="T7">fication</text:span><text:span text:style-name="T1"> by </text:span><text:span text:style-name="T9">S</text:span><text:span text:style-name="T1">ymbolic </text:span><text:span text:style-name="T9">E</text:span><text:span text:style-name="T1">xecution</text:span><text:tab/>20<text:span text:style-name="T15">18</text:span> - <text:span text:style-name="T13">present</text:span></text:p>
      <text:list xml:id="list7435750361420958608" text:style-name="WW8Num2">
        <text:list-item>
          <text:p text:style-name="P28"><text:span text:style-name="T35">R</text:span>eproduce<text:span text:style-name="T35">d</text:span> a <text:span text:style-name="T41">vulnerability</text:span> <text:span text:style-name="T36">in </text:span>Linux kernel file system <text:span text:style-name="T60">according to CVE.</text:span></text:p>
        </text:list-item>
        <text:list-item>
          <text:p text:style-name="P29"><text:span text:style-name="T58">Improved the VEX based </text:span>IR <text:span text:style-name="T37">translator of FuzzBALL(a symbolic execution platform) to support Linux kernel. </text:span></text:p>
        </text:list-item>
      </text:list>
      <text:p text:style-name="P16"/>
      <text:p text:style-name="P4"><text:span text:style-name="T1">Loop Summarization for Symbolic Execution </text:span><text:span text:style-name="T5">(Darpa CGC)</text:span><text:tab/><text:span text:style-name="T14">2014 - 2015</text:span>, <text:span text:style-name="T14">2018</text:span> - <text:span text:style-name="T14">present</text:span></text:p>
      <text:list xml:id="list211020047651946" text:continue-numbering="true" text:style-name="WW8Num2">
        <text:list-item>
          <text:p text:style-name="P30"><text:span text:style-name="T23">I</text:span>mplement<text:span text:style-name="T23">ed</text:span> a trace based loop summarization algo<text:span text:style-name="T23">rithm</text:span><text:span text:style-name="T23"><text:note text:id="ftn1" text:note-class="endnote"><text:note-citation>i</text:note-citation><text:note-body><text:p text:style-name="Endnote">Patrice Godefroid and Daniel Luchaup. <text:s/>Automatic partial loop summarization indynamic test generation. <text:s/>InProceedings of the 2011 International Symposium onSoftware Testing and Analysis, ISSTA ’11, pages 23–33, New York, NY, USA, 2011.ACM.</text:p></text:note-body></text:note></text:span> on<text:span text:style-name="T27"> a </text:span>symbolic execution platform. 3000 <text:span text:style-name="T23">lines of OCaml code</text:span>.</text:p>
        </text:list-item>
        <text:list-item>
          <text:p text:style-name="P33"><text:span text:style-name="T24">Contributed </text:span>vulnerability <text:span text:style-name="T24">detection</text:span> code <text:span text:style-name="T26">for team FuzzBOMB </text:span>in <text:span text:style-name="T25">Darpa </text:span>CGC Qualification Event.</text:p>
        </text:list-item>
      </text:list>
      <text:p text:style-name="P26"/>
      <text:p text:style-name="P27"><text:span text:style-name="T1">Fast &amp; Automatic Emulator Testing System</text:span><text:tab/>20<text:span text:style-name="T17">15</text:span> - 20<text:span text:style-name="T17">18</text:span></text:p>
      <text:p text:style-name="P25"><text:span text:style-name="T28">Built an automatic</text:span> <text:span text:style-name="T34">test</text:span> generat<text:span text:style-name="T28">or</text:span> for 8<text:span text:style-name="T42">70</text:span> x86 instruction variations based on previous work<text:note text:id="ftn2" text:note-class="endnote"><text:note-citation>ii</text:note-citation><text:note-body><text:p text:style-name="Endnote">Lorenzo Martignoni, Stephen McCamant, Pongsin Poosankam, DawnSong, and Petros Maniatis. 2012. Path-exploration lifting: hi-fi testsfor lo-fi emulators. InProceedings of the 17th International Conferenceon Architectural Support for Programming Languages and OperatingSystems, ASPLOS 2012, London, UK, March 3-7, 2012. 337–348.DOI:http://dx.doi.org/10.1145/2150976.2151012</text:p></text:note-body></text:note>. </text:p>
      <text:list xml:id="list211019684450261" text:continue-numbering="true" text:style-name="WW8Num2">
        <text:list-item>
          <text:p text:style-name="P31"><text:span text:style-name="T30">G</text:span>enerate<text:span text:style-name="T29">d</text:span> <text:span text:style-name="T31">test </text:span>aggregation<text:span text:style-name="T30">s each of which equivalent to 800 tests in original system but runs </text:span>200 times faster. <text:span text:style-name="T32">Python and C. Decode input instructions by Xed.</text:span> <text:span text:style-name="T52">Tests written in x86 Assembly.</text:span></text:p>
        </text:list-item>
        <text:list-item>
          <text:p text:style-name="P32">Test<text:span text:style-name="T56">ed</text:span> 39,685 historical versions of QEMU and identified 3 verified bug<text:span text:style-name="T55">s</text:span>. </text:p>
        </text:list-item>
      </text:list>
      <text:p text:style-name="Standard"/>
      <text:p text:style-name="P9"><text:span text:style-name="T1">Binary Level Type Inference</text:span><text:tab/>20<text:span text:style-name="T17">13</text:span> – 20<text:span text:style-name="T17">14</text:span></text:p>
      <text:p text:style-name="P15">Buil<text:span text:style-name="T19">t</text:span> a static signedness inference system <text:span text:style-name="T40">that</text:span> <text:span text:style-name="T39">achieves 96% true positive rate on GNU core utilities. </text:span></text:p>
      <text:list xml:id="list211019585168076" text:continue-numbering="true" text:style-name="WW8Num2">
        <text:list-item>
          <text:p text:style-name="P35">Translated binaries to data flow graphs in static single assignment form, and divide it to signed and unsigned parts based on data flow and heuristics. </text:p>
        </text:list-item>
        <text:list-item>
          <text:p text:style-name="P35">Built with Vine and libdwarf. 10,000 lines of C/C++ code. </text:p>
        </text:list-item>
      </text:list>
      <text:p text:style-name="P7"/>
      <text:h text:style-name="P40" text:outline-level="1">Publication</text:h>
      <text:p text:style-name="P24"/>
      <text:p text:style-name="P24"><text:span text:style-name="T2">Qiuchen Yan</text:span>, Stephen McCamant,“Fast PokeEMU: Scaling Generated Instruction Tests Using Aggregation and State Chaining,” The 14th ACM SIGPLAN/SIGOPS International Conference on Virtual Execution Environments (VEE’18)</text:p>
      <text:p text:style-name="P19"/>
      <text:p text:style-name="P19"><text:span text:style-name="T2">Qiuchen Yan</text:span>, Stephen McCamant, “Conservative Signed/Unsigned Type Inference for Binaries using Minimum Cut,” Technical report</text:p>
      <text:p text:style-name="P11"><text:soft-page-break/></text:p>
      <text:h text:style-name="P41" text:outline-level="1"><text:span text:style-name="T21">Course</text:span> projects</text:h>
      <text:p text:style-name="P17"/>
      <text:p text:style-name="P13"><text:span text:style-name="T4">Reproduce the Lucky Thirteen attack</text:span><text:tab/><text:span text:style-name="T16">2014</text:span></text:p>
      <text:p text:style-name="P13">Implement<text:span text:style-name="T22">ed</text:span> a timing side channel attack<text:note text:id="ftn3" text:note-class="endnote"><text:note-citation>iii</text:note-citation><text:note-body><text:p text:style-name="Endnote">Nadhem J. Al Fardan and Kenneth G. Paterson. <text:s/>Lucky thirteen: <text:s/>Breaking the tls and dtls record protocols. <text:s/>In Proceedings of the 2013 IEEE Symposium on Security and Privacy, SP ’13, pages 526–540, Washington, DC, USA, 2013. IEEE Computer Society.</text:p></text:note-body></text:note> to the TLS protocol. <text:span text:style-name="T48">C, Shell script, POSIX.</text:span> </text:p>
      <text:p text:style-name="P13"/>
      <text:p text:style-name="P14"><text:span text:style-name="T4">Sybil attack study</text:span><text:tab/><text:span text:style-name="T16">2014</text:span></text:p>
      <text:p text:style-name="P14">Surve<text:span text:style-name="T50">yed</text:span> about the Sybil attack in online social network and its state-of-art <text:span text:style-name="T43">defense</text:span> approach<text:span text:style-name="T43">es, </text:span>and collected data from real world <text:span text:style-name="T46">Sybil</text:span> communities in <text:span text:style-name="T44">S</text:span>ina <text:span text:style-name="T45">W</text:span>eibo. <text:span text:style-name="T53">Weibo API for C/C++.</text:span></text:p>
      <text:p text:style-name="P14"/>
      <text:p text:style-name="P12"><text:span text:style-name="T4">Encrypted address book for Android</text:span><text:tab/><text:span text:style-name="T16">2012</text:span></text:p>
      <text:p text:style-name="P12">Design<text:span text:style-name="T47">ed</text:span> and implement<text:span text:style-name="T47">ed</text:span> an Android address book app that can send encrypted contact info via text message. <text:span text:style-name="T49">Java(back-end), XML(front-end.)</text:span> <text:s/></text:p>
      <text:p text:style-name="P12"/>
      <text:h text:style-name="P42" text:outline-level="1">Service</text:h>
      <text:p text:style-name="P8"/>
      <text:list xml:id="list211020753339355" text:continue-numbering="true" text:style-name="WW8Num2">
        <text:list-item>
          <text:p text:style-name="P34">Present<text:span text:style-name="T33">ed</text:span> my work on The 14th ACM SIGPLAN/SIGOPS International Conference on Virtual Execution Environments (VEE’18<text:span text:style-name="T18">)</text:span></text:p>
        </text:list-item>
        <text:list-item>
          <text:p text:style-name="P34"><text:span text:style-name="T54">G</text:span>uest lectures on security related courses at the University of Minnesota.</text:p>
        </text:list-item>
        <text:list-item>
          <text:p text:style-name="P36">Periodically presented recent papers on cryptography/security related seminars.</text:p>
        </text:list-item>
        <text:list-item>
          <text:p text:style-name="P37">Co-advise<text:span text:style-name="T59">d</text:span> a under graduate student on a relevant projec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, 'ヒラギノ角ゴ Pro W3'"/>
    <style:font-face style:name="Calibri" svg:font-family="Calibri" style:font-pitch="variable"/>
    <style:font-face style:name="Courier New" svg:font-family="'Courier New'" style:font-pitch="variable"/>
    <style:font-face style:name="Tahoma" svg:font-family="Tahoma" style:font-pitch="variable"/>
    <style:font-face style:name="DejaVu Sans" svg:font-family="'DejaVu Sans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, 'Times New Roman'" style:font-family-generic-asian="roman" style:font-pitch-asian="variable" style:font-size-asian="14pt" style:font-name-complex="DejaVu Sans" style:font-family-complex="'DejaVu Sans', 'Times New Roman'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25in" fo:margin-right="0in" fo:text-indent="0in" style:auto-text-indent="false" fo:padding-left="0in" fo:padding-right="0in" fo:padding-top="0in" fo:padding-bottom="0.0138in" fo:border-left="none" fo:border-right="none" fo:border-top="none" fo:border-bottom="0.51pt solid #000000" fo:keep-with-next="always"/>
      <style:text-properties fo:font-variant="small-caps" fo:font-weight="bold" style:letter-kerning="true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tyle="italic" fo:font-weight="bold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-complex="Arial" style:font-family-complex="Arial" style:font-family-generic-complex="swiss" style:font-pitch-complex="variable" style:font-size-complex="13pt" style:font-weight-complex="bold"/>
    </style:style>
    <style:style style:name="Name" style:family="paragraph" style:parent-style-name="Standard" style:master-page-name="">
      <style:paragraph-properties fo:margin-left="-0.25in" fo:margin-right="0in" fo:text-indent="0in" style:auto-text-indent="false" style:page-number="auto" style:shadow="none">
        <style:tab-stops/>
      </style:paragraph-properties>
      <style:text-properties fo:font-variant="normal" fo:text-transform="none" fo:font-size="18pt" fo:font-weight="bold" style:font-size-asian="20pt" style:font-weight-asian="bold"/>
    </style:style>
    <style:style style:name="Text_20_body_20_indent" style:display-name="Text body indent" style:family="paragraph" style:parent-style-name="Standard" style:class="text">
      <style:paragraph-properties fo:margin-left="0in" fo:margin-right="0in" fo:text-indent="0.5in" style:auto-text-indent="false">
        <style:tab-stops>
          <style:tab-stop style:position="0.25in"/>
          <style:tab-stop style:position="0.5in"/>
        </style:tab-stops>
      </style:paragraph-properties>
      <style:text-properties fo:color="#000000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fo:language="none" fo:country="none" style:font-size-asian="8pt" style:font-name-complex="Tahoma" style:font-family-complex="Tahoma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Note_20_Level_20_2" style:display-name="Note Level 2" style:family="paragraph">
      <style:paragraph-properties fo:orphans="2" fo:widows="2"/>
      <style:text-properties style:use-window-font-color="true" style:font-name="Calibri" fo:font-family="Calibri" style:font-pitch="variable" fo:font-size="11pt" fo:language="en" fo:country="US" style:font-name-asian="Calibri" style:font-family-asian="Calibri" style:font-pitch-asian="variable" style:font-size-asian="11pt" style:font-name-complex="Calibri" style:font-family-complex="Calibri" style:font-pitch-complex="variable" style:font-size-complex="11pt" style:language-complex="ar" style:country-complex="S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9pt" style:font-size-asian="9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1252in" style:type="center"/>
          <style:tab-stop style:position="6.25in" style:type="right"/>
        </style:tab-stops>
      </style:paragraph-properties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1" style:family="text">
      <style:text-properties style:font-name="Courier New" fo:font-family="'Courier New'" style:font-pitch="variable" style:font-name-complex="Symbol" style:font-family-complex="Symbol" style:font-pitch-complex="variable" style:font-charset-complex="x-symbo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9z1" style:family="text">
      <style:text-properties style:font-name="Courier New" fo:font-family="'Courier New'" style:font-pitch="variable" style:font-name-complex="Symbol" style:font-family-complex="Symbol" style:font-pitch-complex="variable" style:font-charset-complex="x-symbol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, 'ヒラギノ角ゴ Pro W3'" style:font-name-asian="OpenSymbol" style:font-family-asian="OpenSymbol, 'ヒラギノ角ゴ Pro W3'" style:font-name-complex="OpenSymbol" style:font-family-complex="OpenSymbol, 'ヒラギノ角ゴ Pro W3'"/>
    </style:style>
    <style:style style:name="Balloon_20_Text_20_Char" style:display-name="Balloon Text Char" style:family="text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5in" fo:text-indent="-0.1299in" fo:margin-left="0.15in"/>
        </style:list-level-properties>
        <style:text-properties style:font-name="OpenSymbol1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45in" fo:text-indent="-0.15in" fo:margin-left="0.45in"/>
        </style:list-level-properties>
        <style:text-properties style:font-name="OpenSymbol2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5in" fo:margin-bottom="0.75in" fo:margin-left="1.15in" fo:margin-right="1.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  <style:footer-left>
        <text:p text:style-name="Footer"/>
      </style:footer-lef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stant Resume Templates:  Career Change Resume</dc:title>
    <dc:subject>instant resume templates</dc:subject>
    <meta:keyword>instant resume templates doc</meta:keyword>
    <dc:description>Instant Resume Templates by Savetz Publishing, Inc. Download an instant resume template, open it in Microsoft Word, enter your information to customize it, and print your personalized Instant Resume Template.</dc:description>
    <meta:initial-creator>Savetz Publishing, Inc.</meta:initial-creator>
    <meta:creation-date>2012-07-23T17:22:00</meta:creation-date>
    <dc:date>2019-09-25T21:09:42.760439417</dc:date>
    <meta:editing-cycles>223</meta:editing-cycles>
    <meta:editing-duration>P1DT1H36M41S</meta:editing-duration>
    <meta:generator>LibreOffice/5.1.6.2$Linux_X86_64 LibreOffice_project/10m0$Build-2</meta:generator>
    <meta:document-statistic meta:table-count="1" meta:image-count="0" meta:object-count="0" meta:page-count="3" meta:paragraph-count="48" meta:word-count="570" meta:character-count="4020" meta:non-whitespace-character-count="3489"/>
    <meta:user-defined meta:name="Copyright">(c) 2010 Vertex42 LLC</meta:user-defined>
  </office:meta>
</office:document-meta>
</file>